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angal1" svg:font-family="Manga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ato Heavy" svg:font-family="'Lato Heavy'" style:font-family-generic="swiss" style:font-pitch="variable"/>
    <style:font-face style:name="Lato Semibold1" svg:font-family="'Lato Semibold'" style:font-family-generic="swiss" style:font-pitch="variable"/>
    <style:font-face style:name="Lato Semibold" svg:font-family="'Lato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Lato Heavy" fo:font-size="18pt" style:font-size-asian="18pt" style:font-size-complex="18pt"/>
    </style:style>
    <style:style style:name="P2" style:family="paragraph" style:parent-style-name="Text_20_body">
      <style:paragraph-properties fo:text-align="start" style:justify-single-word="false"/>
      <style:text-properties style:font-name="Lato Heavy" fo:font-size="18pt" style:font-size-asian="18pt" style:font-size-complex="18pt"/>
    </style:style>
    <style:style style:name="P3" style:family="paragraph" style:parent-style-name="Text_20_body">
      <style:text-properties style:font-name="Lato Semibold" fo:font-size="16pt" style:font-size-asian="16pt" style:font-size-complex="16pt"/>
    </style:style>
    <style:style style:name="P4" style:family="paragraph" style:parent-style-name="Text_20_body">
      <style:text-properties style:font-name="Lato Semibold" fo:font-size="16pt" officeooo:paragraph-rsid="000f25d6" style:font-size-asian="16pt" style:font-size-complex="16pt"/>
    </style:style>
    <style:style style:name="P5" style:family="paragraph" style:parent-style-name="Text_20_body">
      <style:text-properties style:font-name="Lato Semibold" fo:font-size="16pt" officeooo:paragraph-rsid="002166ee" style:font-size-asian="16pt" style:font-size-complex="16pt"/>
    </style:style>
    <style:style style:name="P6" style:family="paragraph" style:parent-style-name="Text_20_body">
      <style:text-properties style:font-name="Lato" fo:font-size="12pt" officeooo:rsid="001ce28c" officeooo:paragraph-rsid="001ce28c" style:font-size-asian="10.5pt" style:font-size-complex="12pt"/>
    </style:style>
    <style:style style:name="P7" style:family="paragraph" style:parent-style-name="Text_20_body">
      <style:text-properties style:font-name="Lato" fo:font-size="12pt" officeooo:paragraph-rsid="000d10b2" style:font-size-asian="10.5pt" style:font-size-complex="12pt"/>
    </style:style>
    <style:style style:name="P8" style:family="paragraph" style:parent-style-name="Text_20_body">
      <style:text-properties style:font-name="Lato" fo:font-size="12pt" officeooo:paragraph-rsid="000670cc" style:font-size-asian="10.5pt" style:font-size-complex="12pt"/>
    </style:style>
    <style:style style:name="P9" style:family="paragraph" style:parent-style-name="Text_20_body">
      <style:text-properties style:font-name="Lato" fo:font-size="12pt" officeooo:rsid="000d10b2" officeooo:paragraph-rsid="000d10b2" style:font-size-asian="10.5pt" style:font-size-complex="12pt"/>
    </style:style>
    <style:style style:name="P10" style:family="paragraph" style:parent-style-name="Text_20_body">
      <style:text-properties style:font-name="Lato" fo:font-size="12pt" officeooo:rsid="001b9931" officeooo:paragraph-rsid="001b9931" style:font-size-asian="10.5pt" style:font-size-complex="12pt"/>
    </style:style>
    <style:style style:name="P11" style:family="paragraph" style:parent-style-name="Text_20_body">
      <style:text-properties style:font-name="Lato" fo:font-size="12pt" officeooo:rsid="001e0037" officeooo:paragraph-rsid="002166ee" style:font-size-asian="10.5pt" style:font-size-complex="12pt"/>
    </style:style>
    <style:style style:name="P12" style:family="paragraph" style:parent-style-name="Text_20_body">
      <style:text-properties style:font-name="Lato" fo:font-size="12pt" officeooo:rsid="00230bc2" officeooo:paragraph-rsid="00230bc2" style:font-size-asian="10.5pt" style:font-size-complex="12pt"/>
    </style:style>
    <style:style style:name="P13" style:family="paragraph" style:parent-style-name="Text_20_body">
      <style:text-properties officeooo:paragraph-rsid="001b9931"/>
    </style:style>
    <style:style style:name="P14" style:family="paragraph" style:parent-style-name="Text_20_body">
      <style:paragraph-properties style:writing-mode="lr-tb"/>
      <style:text-properties style:font-name="Lato" officeooo:paragraph-rsid="000f25d6"/>
    </style:style>
    <style:style style:name="P15" style:family="paragraph" style:parent-style-name="Text_20_body">
      <style:paragraph-properties style:writing-mode="lr-tb"/>
      <style:text-properties style:font-name="Lato" fo:font-size="12pt" officeooo:rsid="000ba360" officeooo:paragraph-rsid="000f25d6" style:font-size-asian="10.5pt" style:font-size-complex="12pt"/>
    </style:style>
    <style:style style:name="P16" style:family="paragraph" style:parent-style-name="Text_20_body" style:list-style-name="L1">
      <style:text-properties style:font-name="Lato Semibold1" fo:font-size="12pt" officeooo:rsid="00230bc2" officeooo:paragraph-rsid="002427ca" style:font-size-asian="12pt" style:font-size-complex="12pt"/>
    </style:style>
    <style:style style:name="P17" style:family="paragraph" style:parent-style-name="Text_20_body" style:list-style-name="L1">
      <style:text-properties style:font-name="Lato Semibold1" fo:font-size="12pt" officeooo:rsid="00230bc2" officeooo:paragraph-rsid="00256363" style:font-size-asian="12pt" style:font-size-complex="12pt"/>
    </style:style>
    <style:style style:name="P18" style:family="paragraph" style:parent-style-name="Text_20_body" style:list-style-name="L1">
      <style:text-properties style:font-name="Lato Semibold1" fo:font-size="12pt" officeooo:rsid="00230bc2" officeooo:paragraph-rsid="002628d1" style:font-size-asian="12pt" style:font-size-complex="12pt"/>
    </style:style>
    <style:style style:name="P19" style:family="paragraph" style:parent-style-name="Text_20_body" style:list-style-name="L1">
      <style:text-properties style:font-name="Lato Semibold1" fo:font-size="12pt" officeooo:rsid="002427ca" officeooo:paragraph-rsid="00256363" style:font-size-asian="12pt" style:font-size-complex="12pt"/>
    </style:style>
    <style:style style:name="P20" style:family="paragraph" style:parent-style-name="Text_20_body" style:list-style-name="L1">
      <style:text-properties style:font-name="Lato Semibold1" fo:font-size="12pt" officeooo:rsid="0034aadf" officeooo:paragraph-rsid="0034aadf" style:font-size-asian="12pt" style:font-size-complex="12pt"/>
    </style:style>
    <style:style style:name="P21" style:family="paragraph" style:parent-style-name="Text_20_body" style:list-style-name="L1">
      <style:text-properties style:font-name="Lato Semibold1" fo:font-size="12pt" officeooo:rsid="00358d23" officeooo:paragraph-rsid="00358d23" style:font-size-asian="12pt" style:font-size-complex="12pt"/>
    </style:style>
    <style:style style:name="P22" style:family="paragraph" style:parent-style-name="Text_20_body" style:list-style-name="L1">
      <style:text-properties style:font-name="Lato" fo:font-size="12pt" officeooo:rsid="002427ca" officeooo:paragraph-rsid="002427ca" style:font-size-asian="10.5pt" style:font-size-complex="12pt"/>
    </style:style>
    <style:style style:name="P23" style:family="paragraph" style:parent-style-name="Text_20_body" style:list-style-name="L1">
      <style:text-properties style:font-name="Lato" fo:font-size="12pt" officeooo:rsid="002427ca" officeooo:paragraph-rsid="00255b18" style:font-size-asian="10.5pt" style:font-size-complex="12pt"/>
    </style:style>
    <style:style style:name="P24" style:family="paragraph" style:parent-style-name="Text_20_body" style:list-style-name="L1">
      <style:text-properties style:font-name="Lato" fo:font-size="12pt" officeooo:rsid="00255b18" officeooo:paragraph-rsid="00255b18" style:font-size-asian="12pt" style:font-size-complex="12pt"/>
    </style:style>
    <style:style style:name="P25" style:family="paragraph" style:parent-style-name="Text_20_body" style:list-style-name="L1">
      <style:text-properties style:font-name="Lato" fo:font-size="12pt" officeooo:rsid="00256363" officeooo:paragraph-rsid="00256363" style:font-size-asian="12pt" style:font-size-complex="12pt"/>
    </style:style>
    <style:style style:name="P26" style:family="paragraph" style:parent-style-name="Text_20_body" style:list-style-name="L1">
      <style:text-properties style:font-name="Lato" fo:font-size="12pt" officeooo:rsid="00256363" officeooo:paragraph-rsid="0030c1c6" style:font-size-asian="12pt" style:font-size-complex="12pt"/>
    </style:style>
    <style:style style:name="P27" style:family="paragraph" style:parent-style-name="Text_20_body" style:list-style-name="L1">
      <style:text-properties style:font-name="Lato" fo:font-size="12pt" officeooo:rsid="0030c1c6" officeooo:paragraph-rsid="0030c1c6" style:font-size-asian="12pt" style:font-size-complex="12pt"/>
    </style:style>
    <style:style style:name="P28" style:family="paragraph" style:parent-style-name="Text_20_body" style:list-style-name="L1">
      <style:text-properties style:font-name="Lato" fo:font-size="12pt" officeooo:rsid="0034aadf" officeooo:paragraph-rsid="0034aadf" style:font-size-asian="12pt" style:font-size-complex="12pt"/>
    </style:style>
    <style:style style:name="P29" style:family="paragraph" style:parent-style-name="Text_20_body">
      <style:text-properties style:font-name="Lato Semibold" fo:font-size="16pt" style:font-size-asian="16pt" style:font-size-complex="16pt"/>
    </style:style>
    <style:style style:name="P30" style:family="paragraph" style:parent-style-name="Text_20_body">
      <style:paragraph-properties style:writing-mode="lr-tb"/>
      <style:text-properties style:font-name="Lato" officeooo:paragraph-rsid="000f25d6"/>
    </style:style>
    <style:style style:name="P31" style:family="paragraph" style:parent-style-name="Text_20_body" style:list-style-name="L1">
      <style:paragraph-properties style:writing-mode="lr-tb"/>
      <style:text-properties style:font-name="Lato" fo:font-size="12pt" officeooo:rsid="00255b18" officeooo:paragraph-rsid="00255b18" style:font-size-asian="10.5pt" style:font-size-complex="12pt"/>
    </style:style>
    <style:style style:name="P32" style:family="paragraph" style:parent-style-name="Text_20_body" style:list-style-name="L1">
      <style:paragraph-properties style:writing-mode="lr-tb"/>
      <style:text-properties style:font-name="Lato" fo:font-size="12pt" officeooo:rsid="0030c1c6" officeooo:paragraph-rsid="0030c1c6" style:font-size-asian="12pt" style:font-size-complex="12pt"/>
    </style:style>
    <style:style style:name="T1" style:family="text">
      <style:text-properties style:font-name="Lato"/>
    </style:style>
    <style:style style:name="T2" style:family="text">
      <style:text-properties style:font-name="Lato" fo:font-size="12pt" officeooo:rsid="001e0037" style:font-size-asian="10.5pt" style:font-size-complex="12pt"/>
    </style:style>
    <style:style style:name="T3" style:family="text">
      <style:text-properties style:font-name="Lato" fo:font-size="12pt" officeooo:rsid="0010311d" style:font-size-asian="10.5pt" style:font-size-complex="12pt"/>
    </style:style>
    <style:style style:name="T4" style:family="text">
      <style:text-properties style:font-name="Lato" fo:font-size="12pt" officeooo:rsid="00175eee" style:font-size-asian="10.5pt" style:font-size-complex="12pt"/>
    </style:style>
    <style:style style:name="T5" style:family="text">
      <style:text-properties style:font-name="Lato" fo:font-size="12pt" officeooo:rsid="0019cad6" style:font-size-asian="10.5pt" style:font-size-complex="12pt"/>
    </style:style>
    <style:style style:name="T6" style:family="text">
      <style:text-properties style:font-name="Lato" fo:font-size="12pt" officeooo:rsid="0019ba88" style:font-size-asian="10.5pt" style:font-size-complex="12pt"/>
    </style:style>
    <style:style style:name="T7" style:family="text">
      <style:text-properties style:font-name="Lato" fo:font-size="12pt" officeooo:rsid="00183829" style:font-size-asian="10.5pt" style:font-size-complex="12pt"/>
    </style:style>
    <style:style style:name="T8" style:family="text">
      <style:text-properties style:font-name="Lato" fo:font-size="12pt" officeooo:rsid="001b9931" style:font-size-asian="10.5pt" style:font-size-complex="12pt"/>
    </style:style>
    <style:style style:name="T9" style:family="text">
      <style:text-properties style:font-name="Lato" fo:font-size="12pt" officeooo:rsid="00295dae" style:font-size-asian="10.5pt" style:font-size-complex="12pt"/>
    </style:style>
    <style:style style:name="T10" style:family="text">
      <style:text-properties style:font-name="Lato" fo:font-size="12pt" officeooo:rsid="002ae6a1" style:font-size-asian="10.5pt" style:font-size-complex="12pt"/>
    </style:style>
    <style:style style:name="T11" style:family="text">
      <style:text-properties style:font-name="Lato" officeooo:rsid="002427ca" style:font-size-asian="10.5pt"/>
    </style:style>
    <style:style style:name="T12" style:family="text">
      <style:text-properties style:font-name="Lato" officeooo:rsid="002c3ff8" style:font-size-asian="10.5pt"/>
    </style:style>
    <style:style style:name="T13" style:family="text">
      <style:text-properties style:font-name="Lato" officeooo:rsid="0040ea04" style:font-size-asian="10.5pt"/>
    </style:style>
    <style:style style:name="T14" style:family="text">
      <style:text-properties style:font-name="Lato" officeooo:rsid="00255b18"/>
    </style:style>
    <style:style style:name="T15" style:family="text">
      <style:text-properties style:font-name="Lato" officeooo:rsid="00256363"/>
    </style:style>
    <style:style style:name="T16" style:family="text">
      <style:text-properties style:font-name="Lato" officeooo:rsid="002628d1"/>
    </style:style>
    <style:style style:name="T17" style:family="text">
      <style:text-properties style:font-name="Lato" officeooo:rsid="002767b4"/>
    </style:style>
    <style:style style:name="T18" style:family="text">
      <style:text-properties style:font-name="Lato" officeooo:rsid="002c3ff8"/>
    </style:style>
    <style:style style:name="T19" style:family="text">
      <style:text-properties style:font-name="Lato" officeooo:rsid="00358d23"/>
    </style:style>
    <style:style style:name="T20" style:family="text">
      <style:text-properties style:font-name="Lato" officeooo:rsid="003d444d"/>
    </style:style>
    <style:style style:name="T21" style:family="text">
      <style:text-properties fo:font-size="12pt" officeooo:rsid="0008b54c" style:font-size-asian="10.5pt" style:font-size-complex="12pt"/>
    </style:style>
    <style:style style:name="T22" style:family="text">
      <style:text-properties fo:font-size="12pt" officeooo:rsid="0009a46a" style:font-size-asian="10.5pt" style:font-size-complex="12pt"/>
    </style:style>
    <style:style style:name="T23" style:family="text">
      <style:text-properties fo:font-size="12pt" officeooo:rsid="000ba360" style:font-size-asian="10.5pt" style:font-size-complex="12pt"/>
    </style:style>
    <style:style style:name="T24" style:family="text">
      <style:text-properties fo:font-size="12pt" officeooo:rsid="000da94e" style:font-size-asian="10.5pt" style:font-size-complex="12pt"/>
    </style:style>
    <style:style style:name="T25" style:family="text">
      <style:text-properties fo:font-size="12pt" officeooo:rsid="000f25d6" style:font-size-asian="10.5pt" style:font-size-complex="12pt"/>
    </style:style>
    <style:style style:name="T26" style:family="text">
      <style:text-properties fo:font-size="12pt" officeooo:rsid="00175eee" style:font-size-asian="10.5pt" style:font-size-complex="12pt"/>
    </style:style>
    <style:style style:name="T27" style:family="text">
      <style:text-properties fo:font-size="12pt" officeooo:rsid="002e96b9" style:font-size-asian="10.5pt" style:font-size-complex="12pt"/>
    </style:style>
    <style:style style:name="T28" style:family="text">
      <style:text-properties fo:font-size="12pt" officeooo:rsid="0038d6ff" style:font-size-asian="10.5pt" style:font-size-complex="12pt"/>
    </style:style>
    <style:style style:name="T29" style:family="text">
      <style:text-properties style:font-name="Lato Semibold1" fo:font-size="12pt" officeooo:rsid="0019ba88" style:font-size-asian="10.5pt" style:font-size-complex="12pt"/>
    </style:style>
    <style:style style:name="T30" style:family="text">
      <style:text-properties style:font-name="Lato Semibold1" fo:font-size="12pt" officeooo:rsid="00175eee" style:font-size-asian="10.5pt" style:font-size-complex="12pt"/>
    </style:style>
    <style:style style:name="T31" style:family="text">
      <style:text-properties style:font-name="Lato Semibold1" fo:font-size="12pt" officeooo:rsid="0019cad6" style:font-size-asian="10.5pt" style:font-size-complex="12pt"/>
    </style:style>
    <style:style style:name="T32" style:family="text">
      <style:text-properties style:font-name="Lato Semibold1" fo:font-size="12pt" fo:font-weight="normal" officeooo:rsid="00175eee" style:font-size-asian="10.5pt" style:font-weight-asian="normal" style:font-size-complex="12pt" style:font-weight-complex="normal"/>
    </style:style>
    <style:style style:name="T33" style:family="text">
      <style:text-properties style:font-name="Lato Semibold1" fo:font-size="12pt" fo:font-weight="normal" officeooo:rsid="0019cad6" style:font-size-asian="10.5pt" style:font-weight-asian="normal" style:font-size-complex="12pt" style:font-weight-complex="normal"/>
    </style:style>
    <style:style style:name="T34" style:family="text">
      <style:text-properties officeooo:rsid="001fda59"/>
    </style:style>
    <style:style style:name="T35" style:family="text">
      <style:text-properties officeooo:rsid="00256363"/>
    </style:style>
    <style:style style:name="T36" style:family="text">
      <style:text-properties officeooo:rsid="002767b4"/>
    </style:style>
    <style:style style:name="T37" style:family="text">
      <style:text-properties officeooo:rsid="00306b79"/>
    </style:style>
    <style:style style:name="T38" style:family="text">
      <style:text-properties officeooo:rsid="002628d1"/>
    </style:style>
    <style:style style:name="T39" style:family="text">
      <style:text-properties officeooo:rsid="003337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use Prices: Advanced Regression Techniques</text:p>
      <text:p text:style-name="P2"/>
      <text:p text:style-name="P3">Domain Background</text:p>
      <text:p text:style-name="P14"><text:span text:style-name="T21">The real estate domain encompasses buying, selling and renting of property and houses. </text:span><text:span text:style-name="T22">Whenever we buy or sell a house, we often need a real estate agent to quote a price for the same since they know which factors are important and how much they affect the house’s price, in other words domain knowledge. This project aims to build a model that can help the estate agent explain and the consumer understand the factors or features that affect house prices </text:span><text:span text:style-name="T24">the most,</text:span><text:span text:style-name="T22"> and also the price itself.</text:span></text:p>
      <text:p text:style-name="P14"><text:span text:style-name="T27">The paper </text:span><text:a xlink:type="simple" xlink:href="http://ww2.amstat.org/publications/jse/v16n2/datasets.pardoe.html" office:target-frame-name="_blank" xlink:show="new" text:style-name="Internet_20_link" text:visited-style-name="Visited_20_Internet_20_Link"><text:span text:style-name="T27">Modeling Home Prices Using Realtor Data</text:span></text:a><text:span text:style-name="T27"> is an example of predicting house prices using 12 features extracted from realtor data. </text:span><text:span text:style-name="T25">In this project we try to solve </text:span><text:span text:style-name="T27">a similar</text:span><text:span text:style-name="T25"> ongoing </text:span><text:a xlink:type="simple" xlink:href="https://www.kaggle.com/c/house-prices-advanced-regression-techniques" office:target-frame-name="_blank" xlink:show="new" text:style-name="Internet_20_link" text:visited-style-name="Visited_20_Internet_20_Link"><text:span text:style-name="T25">kaggle competition</text:span></text:a><text:span text:style-name="T25">, </text:span><text:span text:style-name="T27">but with </text:span><text:span text:style-name="T28">a </text:span><text:span text:style-name="T27">much larger feature set</text:span><text:span text:style-name="T25">. </text:span><text:span text:style-name="T26">T</text:span><text:span text:style-name="T25">he</text:span><text:span text:style-name="T23"> motivation of this project is feature engineering.</text:span></text:p>
      <text:p text:style-name="P15"/>
      <text:p text:style-name="P4">Problem Statement</text:p>
      <text:p text:style-name="P9">In this project our goal is to build a regression model to predict sale prices of houses. For each Id in the test set we must predict the value of the SalePrice variable.</text:p>
      <text:p text:style-name="P7"/>
      <text:p text:style-name="P3">Datasets and Inputs</text:p>
      <text:p text:style-name="P13"><text:span text:style-name="T3">T</text:span><text:span text:style-name="T4">he </text:span><text:a xlink:type="simple" xlink:href="http://www.amstat.org/publications/jse/v19n3/decock.pdf" office:target-frame-name="_blank" xlink:show="new" text:style-name="Internet_20_link" text:visited-style-name="Visited_20_Internet_20_Link"><text:span text:style-name="T4">Ames Housing dataset</text:span></text:a><text:span text:style-name="T4"> is a modernized and expanded version of the often cited Boston Housing dataset. This dataset contains </text:span><text:span text:style-name="T32">79</text:span><text:span text:style-name="T4"> explanatory variables describing almost every aspect of residential homes in Ames, Iowa, </text:span><text:span text:style-name="T5">including but not limited to, type of dwelling, total area of basement in square feet, type of road access, neighborhood etc. </text:span><text:span text:style-name="T8">The dataset contains 1460 training points and 1459 testing points.</text:span></text:p>
      <text:p text:style-name="P13"><text:span text:style-name="T4">Upon slight analysis we can see that there are </text:span><text:span text:style-name="T32">33 </text:span><text:span text:style-name="T33">n</text:span><text:span text:style-name="T32">umerical</text:span><text:span text:style-name="T4"> features and </text:span><text:span text:style-name="T30">46 </text:span><text:span text:style-name="T31">c</text:span><text:span text:style-name="T30">ategorical</text:span><text:span text:style-name="T4"> features. </text:span><text:span text:style-name="T6">Among the numerical features we can see both </text:span><text:span text:style-name="T31">d</text:span><text:span text:style-name="T29">iscrete</text:span><text:span text:style-name="T6"> and </text:span><text:span text:style-name="T31">c</text:span><text:span text:style-name="T29">ontinuous</text:span><text:span text:style-name="T6"> features. A</text:span><text:span text:style-name="T7">mong the categorical </text:span><text:span text:style-name="T5">features </text:span><text:span text:style-name="T6">we can see both </text:span><text:span text:style-name="T31">n</text:span><text:span text:style-name="T29">ominal</text:span><text:span text:style-name="T6"> and </text:span><text:span text:style-name="T31">o</text:span><text:span text:style-name="T29">rdinal</text:span><text:span text:style-name="T6"> features. </text:span><text:span text:style-name="T8">The target variable SalePrice is </text:span><text:span text:style-name="T10">the one that needs </text:span><text:span text:style-name="T8">to be predicted.</text:span></text:p>
      <text:p text:style-name="P10"/>
      <text:p text:style-name="P3"/>
      <text:p text:style-name="P3"/>
      <text:p text:style-name="P3"><text:soft-page-break/>Solution Statement</text:p>
      <text:p text:style-name="P6">The solution takes a form of a mathematical function or regression model that trains over all the features or a subset of features across all the training points including the target variable. Once all the training points are fit, after minimizing the loss function, the model should be able to predict the target variable when a test point is fed into it.</text:p>
      <text:p text:style-name="P3"/>
      <text:p text:style-name="P5">Benchmark Model</text:p>
      <text:p text:style-name="P5"><text:span text:style-name="T2">The Data Sources on the </text:span><text:a xlink:type="simple" xlink:href="https://www.kaggle.com/c/house-prices-advanced-regression-techniques/data" office:target-frame-name="_blank" xlink:show="new" text:style-name="Internet_20_link" text:visited-style-name="Visited_20_Internet_20_Link"><text:span text:style-name="T2">competition page</text:span></text:a><text:span text:style-name="T2"> contains a file sample_submission.csv which contains values of the target variable for all the points in the testing set. This model </text:span><text:span text:style-name="T9">is</text:span><text:span text:style-name="T2"> learned by a linear regression on year and month of sale, lot square footage and number of bedrooms.</text:span></text:p>
      <text:p text:style-name="P11"/>
      <text:p text:style-name="P3">Evaluation Metrics</text:p>
      <text:p text:style-name="P8"><text:span text:style-name="T34">Models are evaluated on Root-Mean-Squared-Error (RMSE) between the logarithm of the predicted value and the logarithm of the observed sales price as specified </text:span><text:a xlink:type="simple" xlink:href="https://www.kaggle.com/c/house-prices-advanced-regression-techniques#evaluation" office:target-frame-name="_blank" xlink:show="new" text:style-name="Internet_20_link" text:visited-style-name="Visited_20_Internet_20_Link"><text:span text:style-name="T34">here</text:span></text:a><text:span text:style-name="T34">.</text:span></text:p>
      <text:p text:style-name="P8"/>
      <text:p text:style-name="P3">Project Design</text:p>
      <text:p text:style-name="P12">The problem, as is, suffers from curse of dimensionality. We have 79 features and 1460 training points. Since our training data is fixed we should employ feature engineering to reduce the number of features. The overall workflow can thus be divided into four major parts.</text:p>
      <text:list xml:id="list3828944584" text:style-name="L1">
        <text:list-item>
          <text:p text:style-name="P16">Preprocessing</text:p>
          <text:p text:style-name="P16"><text:span text:style-name="T11">Our objective here is to make the dataset fit for use in </text:span><text:span text:style-name="T13">a </text:span><text:span text:style-name="T11">regression model. We should employ, </text:span><text:span text:style-name="T12">but not limited to, </text:span><text:span text:style-name="T11">the following:</text:span></text:p>
          <text:list>
            <text:list-item>
              <text:p text:style-name="P22">Handle missing data. Missing data can be filled with mean/median/mode or we can use domain knowledge to infer those values.</text:p>
            </text:list-item>
            <text:list-item>
              <text:p text:style-name="P23">Remove skewness. A logarithmic <text:span text:style-name="T35">transformation does the job.</text:span></text:p>
            </text:list-item>
            <text:list-item>
              <text:p text:style-name="P31">Outlier analysis and removal of the same. <text:span text:style-name="T37">IQR or interquartile range should be able to detect houses with unusually high or low price.</text:span></text:p>
            </text:list-item>
          </text:list>
          <text:p text:style-name="P19"/>
          <text:p text:style-name="P19"/>
          <text:p text:style-name="P19"/>
          <text:p text:style-name="P19"/>
        </text:list-item>
        <text:list-item>
          <text:p text:style-name="P19"><text:soft-page-break/>Feature reductio<text:span text:style-name="T35">n</text:span></text:p>
          <text:p text:style-name="P19"><text:span text:style-name="T14">Our objective here is to minimize the number of features while incurring minimal loss in </text:span><text:span text:style-name="T15">information</text:span><text:span text:style-name="T14">. Few ways to do that, </text:span><text:span text:style-name="T18">but not limited to, </text:span><text:span text:style-name="T14">are as follows:</text:span></text:p>
          <text:list>
            <text:list-item>
              <text:p text:style-name="P24">Remove redundant features, e<text:span text:style-name="T36">xample</text:span> GarageCars, GarageArea. Both are a measure of size of garage. We can choose to keep GarageArea.</text:p>
            </text:list-item>
            <text:list-item>
              <text:p text:style-name="P24">Remove unimportant features, e<text:span text:style-name="T36">xample</text:span> GarageYrBlt. <text:span text:style-name="T35">Domain knowledge is necessary for this.</text:span></text:p>
            </text:list-item>
            <text:list-item>
              <text:p text:style-name="P25">Remove highly correlated features. If some features are highly correlated we can keep one and remove the rest.</text:p>
            </text:list-item>
            <text:list-item>
              <text:p text:style-name="P25">Remove low variance features.</text:p>
            </text:list-item>
          </text:list>
          <text:p text:style-name="P17">Empirical analysis of multiple regression models</text:p>
          <text:p text:style-name="P26">Our objective here is to analyze multiple regression models based on the evaluation metric. <text:span text:style-name="T38">Based on the type of data choose a maximum of three regression models from below and evaluate them.</text:span></text:p>
          <text:list text:continue-numbering="true">
            <text:list-item>
              <text:p text:style-name="P32">A <text:a xlink:type="simple" xlink:href="http://scikit-learn.org/stable/modules/generated/sklearn.linear_model.LinearRegression.html" office:target-frame-name="_blank" xlink:show="new" text:style-name="Internet_20_link" text:visited-style-name="Visited_20_Internet_20_Link">LinearRegression</text:a> model is a tempting choice because of Occam's razor and with better features should be able to surpass the benchmark model.</text:p>
            </text:list-item>
            <text:list-item>
              <text:p text:style-name="P27"><text:span text:style-name="T39">As suggested in the competition page a</text:span> <text:a xlink:type="simple" xlink:href="http://scikit-learn.org/stable/modules/generated/sklearn.ensemble.GradientBoostingRegressor.html" office:target-frame-name="_blank" xlink:show="new" text:style-name="Internet_20_link" text:visited-style-name="Visited_20_Internet_20_Link">GradientBoostingRegressor</text:a> <text:span text:style-name="T39">model should be applied for it’s improved accuracy.</text:span></text:p>
            </text:list-item>
            <text:list-item>
              <text:p text:style-name="P28"><text:a xlink:type="simple" xlink:href="https://xgboost.readthedocs.io/en/latest/" office:target-frame-name="_blank" xlink:show="new" text:style-name="Internet_20_link" text:visited-style-name="Visited_20_Internet_20_Link">XGBoost</text:a> and <text:a xlink:type="simple" xlink:href="https://lightgbm.readthedocs.io/en/latest/" office:target-frame-name="_blank" xlink:show="new" text:style-name="Internet_20_link" text:visited-style-name="Visited_20_Internet_20_Link">LightGBM</text:a> can also be applied for it’s improved performance.</text:p>
            </text:list-item>
          </text:list>
        </text:list-item>
        <text:list-item>
          <text:p text:style-name="P18">Choosing the best model and improving the results</text:p>
          <text:p text:style-name="P18"><text:span text:style-name="T16">Our objective here is to tune the hyper-parameters of the chosen model and improve the results by having a</text:span><text:span text:style-name="T17">n optimal</text:span><text:span text:style-name="T16"> cross validation score.</text:span></text:p>
          <text:list>
            <text:list-item>
              <text:p text:style-name="P20"><text:a xlink:type="simple" xlink:href="http://scikit-learn.org/stable/modules/generated/sklearn.model_selection.GridSearchCV.html" office:target-frame-name="_blank" xlink:show="new" text:style-name="Internet_20_link" text:visited-style-name="Visited_20_Internet_20_Link"><text:span text:style-name="T1">GridSearchCV</text:span></text:a><text:span text:style-name="T1"> allows a model </text:span><text:span text:style-name="T20">to be tested</text:span><text:span text:style-name="T1"> with multiple </text:span><text:span text:style-name="T19">hyper-</text:span><text:span text:style-name="T1">parameter’</text:span><text:span text:style-name="T20">s values</text:span><text:span text:style-name="T1"> </text:span><text:span text:style-name="T19">and returns the best parameter’</text:span><text:span text:style-name="T20">s value</text:span><text:span text:style-name="T19">.</text:span></text:p>
            </text:list-item>
            <text:list-item>
              <text:p text:style-name="P21"><text:span text:style-name="T1">Common hyper-parameters for boosting algorithms are n_estimator and learning_rate.</text:span></text:p>
            </text:list-item>
            <text:list-item>
              <text:p text:style-name="P21"><text:span text:style-name="T1">Parameter tuning for XGBoost can be found </text:span><text:a xlink:type="simple" xlink:href="https://xgboost.readthedocs.io/en/latest/how_to/param_tuning.html" office:target-frame-name="_blank" xlink:show="new" text:style-name="Internet_20_link" text:visited-style-name="Visited_20_Internet_20_Link"><text:span text:style-name="T1">here</text:span></text:a><text:span text:style-name="T1"> where as for LightGBM can be found </text:span><text:a xlink:type="simple" xlink:href="https://lightgbm.readthedocs.io/en/latest/Parameters-Tuning.html" office:target-frame-name="_blank" xlink:show="new" text:style-name="Internet_20_link" text:visited-style-name="Visited_20_Internet_20_Link"><text:span text:style-name="T1">here</text:span></text:a><text:span text:style-name="T1">.</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Mangal1" svg:font-family="Manga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ato Heavy" svg:font-family="'Lato Heavy'" style:font-family-generic="swiss" style:font-pitch="variable"/>
    <style:font-face style:name="Lato Semibold1" svg:font-family="'Lato Semibold'" style:font-family-generic="swiss" style:font-pitch="variable"/>
    <style:font-face style:name="Lato Semibold" svg:font-family="'Lato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15:49:02.471000000</meta:creation-date>
    <dc:date>2018-07-10T16:33:20.139000000</dc:date>
    <meta:editing-duration>PT1H17M50S</meta:editing-duration>
    <meta:editing-cycles>24</meta:editing-cycles>
    <meta:generator>LibreOffice/6.0.4.2$Windows_x86 LibreOffice_project/9b0d9b32d5dcda91d2f1a96dc04c645c450872bf</meta:generator>
    <meta:document-statistic meta:table-count="0" meta:image-count="0" meta:object-count="0" meta:page-count="3" meta:paragraph-count="42" meta:word-count="828" meta:character-count="4983" meta:non-whitespace-character-count="4218"/>
  </office:meta>
</office:document-meta>
</file>